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apInInterceptor.handleMessage( Message messag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">
            <text:p text:style-name="Table_20_Contents">9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SoapInInterceptor.SoapInInterceptor( SoapVersion soap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InInterceptor.SoapIn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